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80000001AA4568EF1ECE3560CD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5aa" officeooo:paragraph-rsid="0013c5aa"/>
    </style:style>
    <style:style style:name="T1" style:family="text">
      <style:text-properties officeooo:rsid="00162a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2.2835in" svg:y="0.6173in" svg:width="2.3457in" svg:height="1.561in" draw:z-index="0"><draw:image xlink:href="Pictures/1000000000000280000001AA4568EF1ECE3560CD.jpg" xlink:type="simple" xlink:show="embed" xlink:actuate="onLoad" draw:mime-type="image/jpeg"/></draw:frame>A<text:span text:style-name="T1">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30T18:06:35.879000000</meta:creation-date>
    <dc:date>2020-06-11T13:34:54.672975214</dc:date>
    <meta:editing-duration>PT17M56S</meta:editing-duration>
    <meta:editing-cycles>14</meta:editing-cycles>
    <meta:generator>LibreOfficeDev/7.1.0.0.alpha0$Linux_X86_64 LibreOffice_project/a918d6183e25f2478724de8961fab02b320af95b</meta:generator>
    <meta:document-statistic meta:table-count="0" meta:image-count="1" meta:object-count="0" meta:page-count="1" meta:paragraph-count="1" meta:word-count="1" meta:character-count="2" meta:non-whitespace-character-count="2"/>
  </office:meta>
</office:document-meta>
</file>